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800000258F09D574A29CA5DD8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2790000017C07DCA625272C4F54.png" manifest:media-type="image/png"/>
  <manifest:file-entry manifest:full-path="Pictures/1000020100000258000002581CE99D80B5E420E5.png" manifest:media-type="image/png"/>
  <manifest:file-entry manifest:full-path="Pictures/10000201000002580000025806BCB6821F7EB10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4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6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7" style:family="paragraph" style:parent-style-name="Text_20_body">
      <style:text-properties fo:language="ru" fo:country="RU" officeooo:rsid="00279a4c" officeooo:paragraph-rsid="00279a4c"/>
    </style:style>
    <style:style style:name="P8" style:family="paragraph" style:parent-style-name="Text_20_body">
      <style:text-properties fo:language="ru" fo:country="RU" officeooo:rsid="002871e2" officeooo:paragraph-rsid="002871e2"/>
    </style:style>
    <style:style style:name="P9" style:family="paragraph" style:parent-style-name="Text_20_body">
      <style:text-properties officeooo:paragraph-rsid="001a1278"/>
    </style:style>
    <style:style style:name="P10" style:family="paragraph" style:parent-style-name="Text_20_body" style:list-style-name="L2">
      <style:text-properties officeooo:paragraph-rsid="001a1278"/>
    </style:style>
    <style:style style:name="P11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12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14" style:family="paragraph" style:parent-style-name="Text_20_body">
      <style:paragraph-properties fo:text-align="justify" style:justify-single-word="false"/>
      <style:text-properties officeooo:paragraph-rsid="0023110c"/>
    </style:style>
    <style:style style:name="P15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16" style:family="paragraph" style:parent-style-name="Text_20_body">
      <style:text-properties officeooo:rsid="0026458c" officeooo:paragraph-rsid="0026458c"/>
    </style:style>
    <style:style style:name="P17" style:family="paragraph" style:parent-style-name="Text_20_body">
      <style:text-properties officeooo:rsid="0026e6fd" officeooo:paragraph-rsid="0026e6fd"/>
    </style:style>
    <style:style style:name="P18" style:family="paragraph" style:parent-style-name="Text_20_body">
      <style:text-properties officeooo:rsid="0026e6fd" officeooo:paragraph-rsid="002871e2"/>
    </style:style>
    <style:style style:name="P19" style:family="paragraph" style:parent-style-name="Text_20_body">
      <style:text-properties officeooo:paragraph-rsid="002871e2"/>
    </style:style>
    <style:style style:name="P20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21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22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24" style:family="paragraph" style:parent-style-name="Footer">
      <style:text-properties officeooo:rsid="00188c29" officeooo:paragraph-rsid="001eac64"/>
    </style:style>
    <style:style style:name="P25" style:family="paragraph" style:parent-style-name="Footer">
      <style:paragraph-properties fo:text-align="end" style:justify-single-word="false"/>
      <style:text-properties officeooo:paragraph-rsid="001eac64"/>
    </style:style>
    <style:style style:name="P26" style:family="paragraph" style:parent-style-name="Footer">
      <style:text-properties officeooo:paragraph-rsid="001eac64"/>
    </style:style>
    <style:style style:name="P27" style:family="paragraph" style:parent-style-name="Title">
      <style:text-properties fo:language="ru" fo:country="RU" officeooo:rsid="00188c29" officeooo:paragraph-rsid="00188c29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officeooo:rsid="00218d32"/>
    </style:style>
    <style:style style:name="T7" style:family="text">
      <style:text-properties fo:language="en" fo:country="US" officeooo:rsid="0023110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26e6fd" style:font-weight-asian="normal" style:font-weight-complex="normal"/>
    </style:style>
    <style:style style:name="T10" style:family="text">
      <style:text-properties fo:language="en" fo:country="US" fo:font-weight="normal" officeooo:rsid="002871e2" style:font-weight-asian="normal" style:font-weight-complex="normal"/>
    </style:style>
    <style:style style:name="T11" style:family="text">
      <style:text-properties fo:language="en" fo:country="US" officeooo:rsid="002b426c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a1278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officeooo:rsid="00218d32"/>
    </style:style>
    <style:style style:name="T16" style:family="text">
      <style:text-properties fo:language="ru" fo:country="RU" officeooo:rsid="0023110c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language="ru" fo:country="RU" officeooo:rsid="002b426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871e2" style:font-weight-asian="normal" style:font-weight-complex="normal"/>
    </style:style>
    <style:style style:name="T21" style:family="text">
      <style:text-properties fo:font-weight="normal" officeooo:rsid="0026e6fd" style:font-weight-asian="normal" style:font-weight-complex="normal"/>
    </style:style>
    <style:style style:name="T22" style:family="text">
      <style:text-properties officeooo:rsid="00218d32"/>
    </style:style>
    <style:style style:name="T23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24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25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26" style:family="text">
      <style:text-properties officeooo:rsid="0026e6fd"/>
    </style:style>
    <style:style style:name="T27" style:family="text">
      <style:text-properties officeooo:rsid="002871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Отчёт</text:p>
      <text:p text:style-name="P3">Гуляев Сергей Владимирович</text:p>
      <text:p text:style-name="P3">группа: 501-И</text:p>
      <text:p text:style-name="P9"><text:span text:style-name="T13">Языки программирования:</text:span></text:p>
      <text:list xml:id="list1074030973" text:style-name="L2">
        <text:list-item>
          <text:p text:style-name="P10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11">numpy<text:line-break/><text:span text:style-name="T14">Пакет для научных вычислений</text:span></text:p>
        </text:list-item>
        <text:list-item>
          <text:p text:style-name="P11">pandas<text:line-break/><text:span text:style-name="T14">Пакет для быстрого и простого хранения, структурирования и анализа данных </text:span></text:p>
        </text:list-item>
        <text:list-item>
          <text:p text:style-name="P11">sklearn<text:line-break/><text:span text:style-name="T14">Пакет содержащий простые и эффективные инструменты для сбора и анализа данных</text:span></text:p>
        </text:list-item>
        <text:list-item>
          <text:p text:style-name="P11">bokeh<text:line-break/><text:span text:style-name="T14">Пакет для создания интерактивной визуализации данных, для отображения в современных браузерах.</text:span></text:p>
        </text:list-item>
      </text:list>
      <text:p text:style-name="P12"><text:span text:style-name="T14"/></text:p>
      <text:p text:style-name="P12"><text:span text:style-name="T14"/></text:p>
      <text:p text:style-name="P12"><text:span text:style-name="T14"/></text:p>
      <text:p text:style-name="P20"><text:span text:style-name="T14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29"><text:a xlink:type="simple" xlink:href="#__RefHeading___Toc179_2402305050" text:style-name="Index_20_Link" text:visited-style-name="Index_20_Link"><text:s/>– Метод ближайших соседей<text:tab/>4</text:a></text:p>
        </text:index-body>
      </text:table-of-content>
      <text:p text:style-name="P1"/>
      <text:p text:style-name="P1"/>
      <text:p text:style-name="P1"/>
      <text:h text:style-name="P28" text:outline-level="1"><text:bookmark-start text:name="__RefHeading___Toc132_2402305050"/>Метрические алгоритмы классификации<text:bookmark-end text:name="__RefHeading___Toc132_2402305050"/></text:h>
      <text:p text:style-name="P13">Пусть задано множество объектов <draw:frame draw:style-name="fr3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2">и конечное</text:span> множество классов <text:span text:style-name="T1"><draw:frame draw:style-name="fr3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5">при этом существует зависимость </text:span><text:span text:style-name="T6"><draw:frame draw:style-name="fr3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, </text:span><text:span text:style-name="T15">известная для некоторых объектов конечного множества </text:span><text:span text:style-name="T6"><draw:frame draw:style-name="fr3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5">где </text:span><text:span text:style-name="T6"><draw:frame draw:style-name="fr3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5">мощность множества </text:span><text:span text:style-name="T6"><draw:frame draw:style-name="fr3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15">Также пусть задана некоторая функция расстояния </text:span><text:span text:style-name="T6"><draw:frame draw:style-name="fr3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text:span text:style-name="T16">Требуется построить алгоритм, как можно более точно аппроксимирующий функцию </text:span><text:span text:style-name="T16"><draw:frame draw:style-name="fr3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<text:s/></text:span><text:span text:style-name="T16">на всё множество </text:span><text:span text:style-name="T7"><draw:frame draw:style-name="fr3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.</text:span></text:p>
      <text:p text:style-name="P13"><text:span text:style-name="T7"/></text:p>
      <text:p text:style-name="P4">Далее в работе над данным методом в качестве функции расстояния будет использоваться функция <draw:frame draw:style-name="fr3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6">а алгоритмы классификации взяты из пакета </text:span><text:span text:style-name="T5">sklearn</text:span></text:p>
      <text:p text:style-name="P4"/>
      <text:p text:style-name="P14"><text:span text:style-name="T16">Метрический алгоритм классификации с обучающей выборкой </text:span><text:span text:style-name="T16"><draw:frame draw:style-name="fr3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6">относит объект </text:span><text:span text:style-name="T7"><draw:frame draw:style-name="fr3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к тому классу </text:span><text:span text:style-name="T7"><draw:frame draw:style-name="fr3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7">, </text:span><text:span text:style-name="T16">для которого суммарный вес обучающих объектов </text:span><text:span text:style-name="T7"><draw:frame draw:style-name="fr3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максимален.</text:span><text:span text:style-name="T23"> </text:span><text:span text:style-name="T23"><draw:frame draw:style-name="fr3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5">н</text:span><text:span text:style-name="T24">азывается </text:span><text:span text:style-name="T25">оценкой близости объекта </text:span><text:span text:style-name="T25"><draw:frame draw:style-name="fr3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5">к классу </text:span><text:span text:style-name="T25"><draw:frame draw:style-name="fr3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3"/>
      <text:p text:style-name="P5"><draw:frame draw:style-name="fr3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5"/>
      <text:p text:style-name="P6">Где функция <text:span text:style-name="T1"><draw:frame draw:style-name="fr3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3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3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15"/>
      <text:p text:style-name="P15"/>
      <text:p text:style-name="P15"/>
      <text:h text:style-name="P28" text:outline-level="1"><text:bookmark-start text:name="__RefHeading___Toc179_2402305050"/><text:s/>– Метод ближайших соседей<text:bookmark-end text:name="__RefHeading___Toc179_2402305050"/></text:h>
      <text:p text:style-name="P16">Рассмотрим алгоритм классификации, который относит объект к тому классу, элементов которого окажется больше среди <text:span text:style-name="T1"><draw:frame draw:style-name="fr3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2">его ближайших соседей.</text:span></text:p>
      <text:p text:style-name="P17"><text:span text:style-name="T12">В пакете </text:span><text:span text:style-name="T3">sklearn </text:span><text:span text:style-name="T14">данный классификатор описан в классе </text:span><text:span text:style-name="T17">KneighborsClassifier</text:span></text:p>
      <text:p text:style-name="P17"><text:span text:style-name="T17">KneighborsClassifier </text:span><text:span text:style-name="T14">при инициализации позволяет установить не только </text:span><text:span text:style-name="T3"><draw:frame draw:style-name="fr3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14">но также метрику, алгоритм внутренней обработки данных и функцию весов </text:span><text:span text:style-name="T8"><draw:frame draw:style-name="fr3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8">.</text:span></text:p>
      <text:p text:style-name="P8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19"/></text:p>
      <text:p text:style-name="P8"><text:span text:style-name="T19"/></text:p>
      <text:p text:style-name="P8"><text:span text:style-name="T19">Для классификации будет использоваться данная выборка:</text:span></text:p>
      <text:p text:style-name="P8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19"/></text:p>
      <text:p text:style-name="P8"><text:span text:style-name="T19"/></text:p>
      <text:p text:style-name="P7"><text:span text:style-name="T20"/></text:p>
      <text:p text:style-name="P21"><text:span text:style-name="T20">Как можно заметить по следующему рисунку п</text:span><text:span text:style-name="T19">ри значении </text:span><draw:frame draw:style-name="fr3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27">Поэтому д</text:span><text:span text:style-name="T21">ля определения оптимального значения </text:span><text:span text:style-name="T9"><draw:frame draw:style-name="fr3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21"><text:s/></text:span><text:span text:style-name="T20">будет использоваться функция </text:span><text:span text:style-name="T10">LOO</text:span><text:span text:style-name="T20">(</text:span><text:span text:style-name="T10">leave one out</text:span><text:span text:style-name="T20">):</text:span></text:p>
      <text:p text:style-name="P7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20"/></text:p>
      <text:p text:style-name="P7"><text:span text:style-name="T20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22"><text:span text:style-name="T19"/></text:p>
      <text:p text:style-name="P8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19"/></text:p>
      <text:p text:style-name="P8"><text:span text:style-name="T19">После работы функции мы можем увидеть какой процент ошибок классификации на существующей выборке возникал при каждом </text:span><text:span text:style-name="T8"><draw:frame draw:style-name="fr3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8">.</text:span></text:p>
      <text:p text:style-name="P8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8"/></text:p>
      <text:p text:style-name="P8"><text:soft-page-break/><text:span text:style-name="T19">Также видим , что метод стал менее чувствителен к выбросам.</text:span></text:p>
      <text:p text:style-name="P18"><draw:frame draw:style-name="fr1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8"/></text:p>
      <text:p text:style-name="P18"><text:span text:style-name="T8"/></text:p>
      <text:p text:style-name="P18"><text:span text:style-name="T8"/></text:p>
      <text:p text:style-name="P19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7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1T17:21:59.052000000</dc:date>
    <meta:editing-duration>PT20M3S</meta:editing-duration>
    <meta:editing-cycles>7</meta:editing-cycles>
    <meta:document-statistic meta:table-count="1" meta:image-count="6" meta:object-count="28" meta:page-count="7" meta:paragraph-count="29" meta:word-count="277" meta:character-count="2056" meta:non-whitespace-character-count="180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